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238.5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151.99pt"/>
    </style:style>
    <style:style style:name="co16" style:family="table-column">
      <style:table-column-properties fo:break-before="auto" style:column-width="217.84pt"/>
    </style:style>
    <style:style style:name="co17" style:family="table-column">
      <style:table-column-properties fo:break-before="auto" style:column-width="73.64pt"/>
    </style:style>
    <style:style style:name="co18" style:family="table-column">
      <style:table-column-properties fo:break-before="auto" style:column-width="107.35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105.76pt"/>
    </style:style>
    <style:style style:name="co21" style:family="table-column">
      <style:table-column-properties fo:break-before="auto" style:column-width="97.14pt"/>
    </style:style>
    <style:style style:name="co22" style:family="table-column">
      <style:table-column-properties fo:break-before="auto" style:column-width="197.46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6.84pt" fo:break-before="auto" style:use-optimal-row-height="false"/>
    </style:style>
    <style:style style:name="ro9" style:family="table-row">
      <style:table-row-properties style:row-height="52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27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0">
      <style:table-cell-properties fo:wrap-option="wrap"/>
      <style:text-properties fo:font-size="11pt" style:font-size-asian="11pt" style:font-size-complex="11pt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33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DataMgt&quot;;&quot;UserMgt&quot;;&quot;AccountMgt&quot;;&quot;ServiceMgt&quot;;&quot;DossierMgt&quot;)" table:allow-empty-cell="true" table:display-list="unsorted" table:base-cell-address="screen.C4">
          <table:error-message table:message-type="stop" table:display="true"/>
        </table:content-validation>
        <table:content-validation table:name="val2" table:condition="of:cell-content-is-in-list(&quot;TrungNT&quot;;&quot;DungLT&quot;;&quot;KhoaVD&quot;;&quot;SonVH&quot;)" table:allow-empty-cell="true" table:display-list="unsorted" table:base-cell-address="screen.G4">
          <table:error-message table:message-type="stop" table:display="true"/>
        </table:content-validation>
        <table:content-validation table:name="val3" table:condition="of:cell-content-is-in-list(&quot;planning&quot;;&quot;developing&quot;;&quot;dev done&quot;;&quot;testing&quot;;&quot;test done&quot;;&quot;release&quot;)" table:allow-empty-cell="true" table:display-list="unsorted" table:base-cell-address="screen.K9">
          <table:error-message table:message-type="stop" table:display="true"/>
        </table:content-validation>
        <table:content-validation table:name="val4" table:condition="of:cell-content-is-in-list(&quot;planning&quot;;&quot;developing&quot;;&quot;dev done&quot;;&quot;tesing&quot;;&quot;test done&quot;;&quot;release&quot;;&quot;&quot;)" table:allow-empty-cell="true" table:display-list="unsorted" table:base-cell-address="screen.M9">
          <table:error-message table:message-type="stop" table:display="true"/>
        </table:content-validation>
      </table:content-validations>
      <table:table table:name="port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number-columns-repeated="1015" table:default-cell-style-name="ce15"/>
        <table:table-row table:style-name="ro1">
          <table:table-cell table:style-name="ce1" office:value-type="string" calcext:value-type="string">
            <text:p>Portlet ID</text:p>
          </table:table-cell>
          <table:table-cell table:style-name="ce5" office:value-type="string" calcext:value-type="string">
            <text:p>Tên tiếng anh</text:p>
          </table:table-cell>
          <table:table-cell table:style-name="ce5" office:value-type="string" calcext:value-type="string">
            <text:p>Tên tiếng việt</text:p>
          </table:table-cell>
          <table:table-cell table:style-name="ce5" office:value-type="string" calcext:value-type="string">
            <text:p>Portlet class</text:p>
          </table:table-cell>
          <table:table-cell table:style-name="ce10" office:value-type="string" calcext:value-type="string">
            <text:p>Tên folder jsp</text:p>
          </table:table-cell>
          <table:table-cell table:style-name="ce5" office:value-type="string" calcext:value-type="string">
            <text:p>File jsp mặc định portlet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string" calcext:value-type="string">
            <text:p>Số màn hình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ata Management</text:p>
          </table:table-cell>
          <table:table-cell table:style-name="ce6" office:value-type="string" calcext:value-type="string">
            <text:p>Quản lý dữ liệu danh mục</text:p>
          </table:table-cell>
          <table:table-cell table:style-name="ce8" office:value-type="string" calcext:value-type="string">
            <text:p>org.opencps.datamgt.portlet.DataMamagementPortlet.java</text:p>
          </table:table-cell>
          <table:table-cell table:style-name="ce8" office:value-type="string" calcext:value-type="string">
            <text:p>html/portlets/datamgt/admin/</text:p>
          </table:table-cell>
          <table:table-cell table:style-name="ce6" office:value-type="string" calcext:value-type="string">
            <text:p>/dictcollectionlist.jsp</text:p>
          </table:table-cell>
          <table:table-cell table:style-name="ce6" office:value-type="string" calcext:value-type="string">
            <text:p>org.opencps.backen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ser Management</text:p>
          </table:table-cell>
          <table:table-cell table:style-name="ce6" office:value-type="string" calcext:value-type="string">
            <text:p>Quản lý cán bộ</text:p>
          </table:table-cell>
          <table:table-cell table:style-name="ce9" office:value-type="string" calcext:value-type="string">
            <text:p>org.opencps.usermgt.portlet.UserMgtPortlet</text:p>
          </table:table-cell>
          <table:table-cell table:style-name="ce8" office:value-type="string" calcext:value-type="string">
            <text:p>html/portlets/usermgt/admin/</text:p>
          </table:table-cell>
          <table:table-cell table:style-name="ce6" office:value-type="string" calcext:value-type="string">
            <text:p>/workingunitlist.jsp</text:p>
          </table:table-cell>
          <table:table-cell table:style-name="ce11" office:value-type="string" calcext:value-type="string">
            <text:p>org.opencps.backoffic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er Profile</text:p>
          </table:table-cell>
          <table:table-cell table:style-name="ce6" office:value-type="string" calcext:value-type="string">
            <text:p>Thông tin tài khoản cán bộ</text:p>
          </table:table-cell>
          <table:table-cell table:style-name="ce6" office:value-type="string" calcext:value-type="string">
            <text:p>org.opencps.usermgt.portlet.UserProfilePortlet</text:p>
          </table:table-cell>
          <table:table-cell table:style-name="ce6" office:value-type="string" calcext:value-type="string">
            <text:p>html/portlets/usermgt/profile/</text:p>
          </table:table-cell>
          <table:table-cell table:style-name="ce6" office:value-type="string" calcext:value-type="string">
            <text:p>/employeeprofile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er Directory</text:p>
          </table:table-cell>
          <table:table-cell table:style-name="ce6" office:value-type="string" calcext:value-type="string">
            <text:p>Danh bạ cán bộ</text:p>
          </table:table-cell>
          <table:table-cell table:style-name="ce6" office:value-type="string" calcext:value-type="string">
            <text:p>org.opencps.usermgt.portlet.UserDirectoryPortlet</text:p>
          </table:table-cell>
          <table:table-cell table:style-name="ce8" office:value-type="string" calcext:value-type="string">
            <text:p>html/portlets/usermgt/directory/</text:p>
          </table:table-cell>
          <table:table-cell table:style-name="ce6" office:value-type="string" calcext:value-type="string">
            <text:p>/workingunitdirectory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ccount Registration</text:p>
          </table:table-cell>
          <table:table-cell table:style-name="ce6" office:value-type="string" calcext:value-type="string">
            <text:p>Đăng ký tài khoản công dân và tổ chức</text:p>
          </table:table-cell>
          <table:table-cell table:style-name="ce6" office:value-type="string" calcext:value-type="string">
            <text:p>org.opencps.accountmgt.portlet.AccountRegistrationPortlet</text:p>
          </table:table-cell>
          <table:table-cell table:style-name="ce8" office:value-type="string" calcext:value-type="string">
            <text:p>html/portlets/accountmgt/registration/</text:p>
          </table:table-cell>
          <table:table-cell table:style-name="ce6" office:value-type="string" calcext:value-type="string">
            <text:p>/citizenregistration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ccount Profile</text:p>
          </table:table-cell>
          <table:table-cell table:style-name="ce6" office:value-type="string" calcext:value-type="string">
            <text:p>Thông tin tài khoản công dân và tổ chức</text:p>
          </table:table-cell>
          <table:table-cell table:style-name="ce6" office:value-type="string" calcext:value-type="string">
            <text:p>org.opencps.accountmgt.portlet.AccountProfilePortlet</text:p>
          </table:table-cell>
          <table:table-cell table:style-name="ce6" office:value-type="string" calcext:value-type="string">
            <text:p>html/portlets/accountmgt/profile/</text:p>
          </table:table-cell>
          <table:table-cell table:style-name="ce6" office:value-type="string" calcext:value-type="string">
            <text:p>/citizenprofile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gin Portlet</text:p>
          </table:table-cell>
          <table:table-cell table:style-name="ce6" office:value-type="string" calcext:value-type="string">
            <text:p>Đăng nhập tài khoản</text:p>
          </table:table-cell>
          <table:table-cell table:style-name="ce6" office:value-type="string" calcext:value-type="string">
            <text:p>Không viêt portlet mới mà hook vào để custom portlet đăng nhập của liferay</text:p>
          </table:table-cell>
          <table:table-cell table:style-name="ce6" table:number-columns-repeated="2"/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ccount Management</text:p>
          </table:table-cell>
          <table:table-cell table:style-name="ce6" office:value-type="string" calcext:value-type="string">
            <text:p>Quản lý tài khoản công dân và tổ chức</text:p>
          </table:table-cell>
          <table:table-cell table:style-name="ce6" office:value-type="string" calcext:value-type="string">
            <text:p>org.opencps.accountmgt.portlet.AccountMgtPortlet</text:p>
          </table:table-cell>
          <table:table-cell table:style-name="ce6" office:value-type="string" calcext:value-type="string">
            <text:p>html/portlets/accountmgt/admin/</text:p>
          </table:table-cell>
          <table:table-cell table:style-name="ce6" office:value-type="string" calcext:value-type="string">
            <text:p>/citizen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rvice Management</text:p>
          </table:table-cell>
          <table:table-cell table:style-name="ce6" office:value-type="string" calcext:value-type="string">
            <text:p>Quản lý thủ tục hành chính (dvc cấp 2)</text:p>
          </table:table-cell>
          <table:table-cell table:style-name="ce6" office:value-type="string" calcext:value-type="string">
            <text:p><text:s text:c="3"/>org.opencps.servicemgt.portlet.ServiceMgtPortlet</text:p>
          </table:table-cell>
          <table:table-cell table:style-name="ce6" office:value-type="string" calcext:value-type="string">
            <text:p>html/portlets/servicemgt/admin/</text:p>
          </table:table-cell>
          <table:table-cell table:style-name="ce6" office:value-type="string" calcext:value-type="string">
            <text:p>/serviceinfo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ervice Directory</text:p>
          </table:table-cell>
          <table:table-cell table:style-name="ce6" office:value-type="string" calcext:value-type="string">
            <text:p>Danh bạ thủ tục hành chính (dvc cấp 2)</text:p>
          </table:table-cell>
          <table:table-cell table:style-name="ce6" office:value-type="string" calcext:value-type="string">
            <text:p>org.opencps.servicemgt.portlet.ServiceDirectoryPortlet</text:p>
          </table:table-cell>
          <table:table-cell table:style-name="ce6" office:value-type="string" calcext:value-type="string">
            <text:p>html/portlets/servicemgt/directory/</text:p>
          </table:table-cell>
          <table:table-cell table:style-name="ce6" office:value-type="string" calcext:value-type="string">
            <text:p>/serviceinfodirectory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Service Menu</text:p>
          </table:table-cell>
          <table:table-cell table:style-name="ce6" office:value-type="string" calcext:value-type="string">
            <text:p>Menu phân loại thủ tục hành chính</text:p>
          </table:table-cell>
          <table:table-cell table:style-name="ce6" office:value-type="string" calcext:value-type="string">
            <text:p>org.opencps.servicemgt.portlet.ServiceMenuPortlet</text:p>
          </table:table-cell>
          <table:table-cell table:style-name="ce6" office:value-type="string" calcext:value-type="string">
            <text:p>html/portlets/servicemgt/menu/</text:p>
          </table:table-cell>
          <table:table-cell table:style-name="ce6" office:value-type="string" calcext:value-type="string">
            <text:p>/serviceinfodirectory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ssier Admin Management</text:p>
          </table:table-cell>
          <table:table-cell table:style-name="ce6" office:value-type="string" calcext:value-type="string">
            <text:p>Quản lý dịch vụ công cấp 3</text:p>
          </table:table-cell>
          <table:table-cell table:style-name="ce6" office:value-type="string" calcext:value-type="string">
            <text:p>org.opencps.dossiermgt.portlet.DossierMgtAdminPortlet</text:p>
          </table:table-cell>
          <table:table-cell table:style-name="ce6" office:value-type="string" calcext:value-type="string">
            <text:p>html/portlets/dossiermgt/admin/</text:p>
          </table:table-cell>
          <table:table-cell table:style-name="ce6" office:value-type="string" calcext:value-type="string">
            <text:p>/dossiertemplate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ossier FrontOffice Management</text:p>
          </table:table-cell>
          <table:table-cell table:style-name="ce6" office:value-type="string" calcext:value-type="string">
            <text:p>Quản lý hồ sơ thủ tục của công dân tổ chức</text:p>
          </table:table-cell>
          <table:table-cell table:style-name="ce6" office:value-type="string" calcext:value-type="string">
            <text:p>org.opencps.dossiermgt.portlet.DossierMgtFrontOfficePortlet</text:p>
          </table:table-cell>
          <table:table-cell table:style-name="ce6" office:value-type="string" calcext:value-type="string">
            <text:p>html/portlets/dossiermgt/frontoffice/</text:p>
          </table:table-cell>
          <table:table-cell table:style-name="ce6" office:value-type="string" calcext:value-type="string">
            <text:p>/frontofficedossier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ossier State Menu</text:p>
          </table:table-cell>
          <table:table-cell table:style-name="ce6" office:value-type="string" calcext:value-type="string">
            <text:p>Menu trạng thái hồ sơ</text:p>
          </table:table-cell>
          <table:table-cell table:style-name="ce6" office:value-type="string" calcext:value-type="string">
            <text:p>org.opencps.dossiermgt.portlet.DossierStateMenuPortlet</text:p>
          </table:table-cell>
          <table:table-cell table:style-name="ce6" office:value-type="string" calcext:value-type="string">
            <text:p>html/portlets/dossiermgt/statemenu/</text:p>
          </table:table-cell>
          <table:table-cell table:style-name="ce6" office:value-type="string" calcext:value-type="string">
            <text:p>/dossiermenu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table:number-columns-repeated="5"/>
          <table:table-cell table:style-name="ce6" office:value-type="string" calcext:value-type="string">
            <text:p>Tổng</text:p>
          </table:table-cell>
          <table:table-cell table:style-name="ce13" table:formula="of:=SUM([.H2:.H15])" office:value-type="float" office:value="66" calcext:value-type="float">
            <text:p>66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ackend" table:style-name="ta1"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number-columns-repeated="1020" table:default-cell-style-name="ce15"/>
        <table:table-row table:style-name="ro6">
          <table:table-cell table:style-name="ce18" office:value-type="string" calcext:value-type="string">
            <text:p>Module</text:p>
          </table:table-cell>
          <table:table-cell table:style-name="ce20" office:value-type="string" calcext:value-type="string">
            <text:p>Mô tả</text:p>
          </table:table-cell>
          <table:table-cell table:style-name="ce20" office:value-type="string" calcext:value-type="string" table:number-columns-spanned="2" table:number-rows-spanned="1">
            <text:p>package</text:p>
          </table:table-cell>
          <table:covered-table-cell table:style-name="ce20"/>
          <table:table-cell table:style-name="ce22"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21" office:value-type="string" calcext:value-type="string">
            <text:p>org.opencps.datamgt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21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8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21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21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backend 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7">
          <table:table-cell table:style-name="ce19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backend 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backend 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19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backend 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reen" table:style-name="ta1">
        <table:table-column table:style-name="co9" table:number-columns-repeated="2" table:default-cell-style-name="ce25"/>
        <table:table-column table:style-name="co14" table:default-cell-style-name="ce25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30"/>
        <table:table-column table:style-name="co20" table:default-cell-style-name="ce27"/>
        <table:table-column table:style-name="co21" table:default-cell-style-name="ce27"/>
        <table:table-column table:style-name="co8" table:default-cell-style-name="ce27"/>
        <table:table-column table:style-name="co22" table:default-cell-style-name="ce27"/>
        <table:table-column table:style-name="co9" table:number-columns-repeated="1012" table:default-cell-style-name="ce27"/>
        <table:table-row table:style-name="ro7">
          <table:table-cell table:style-name="ce23" office:value-type="string" calcext:value-type="string">
            <text:p>Planning</text:p>
          </table:table-cell>
          <table:table-cell table:style-name="ce23" table:formula="of:=COUNTIF([.K4:.K174]; &quot;planning&quot;)" office:value-type="float" office:value="24" calcext:value-type="float">
            <text:p>24</text:p>
          </table:table-cell>
          <table:table-cell table:style-name="ce23" office:value-type="string" calcext:value-type="string">
            <text:p>Developing</text:p>
          </table:table-cell>
          <table:table-cell table:style-name="ce26" table:formula="of:=COUNTIF([.K4:.K174]; &quot;developing&quot;)" office:value-type="float" office:value="30" calcext:value-type="float">
            <text:p>30</text:p>
          </table:table-cell>
          <table:table-cell table:style-name="ce28" office:value-type="string" calcext:value-type="string">
            <text:p>Dev Done</text:p>
          </table:table-cell>
          <table:table-cell table:style-name="ce26" table:formula="of:=COUNTIF([.K4:.K174]; &quot;dev done&quot;)" office:value-type="float" office:value="12" calcext:value-type="float">
            <text:p>12</text:p>
          </table:table-cell>
          <table:table-cell table:style-name="ce23" office:value-type="string" calcext:value-type="string">
            <text:p>Testing</text:p>
          </table:table-cell>
          <table:table-cell table:style-name="ce26" table:formula="of:=COUNTIF([.K4:.K174]; &quot;testing&quot;)" office:value-type="float" office:value="0" calcext:value-type="float">
            <text:p>0</text:p>
          </table:table-cell>
          <table:table-cell table:style-name="ce31" office:value-type="string" calcext:value-type="string">
            <text:p>Test done</text:p>
          </table:table-cell>
          <table:table-cell table:style-name="ce32" table:formula="of:=COUNTIF([.K4:.K174]; &quot;test done&quot;)" office:value-type="float" office:value="0" calcext:value-type="float">
            <text:p>0</text:p>
          </table:table-cell>
          <table:table-cell table:style-name="ce23" office:value-type="string" calcext:value-type="string">
            <text:p>Release</text:p>
          </table:table-cell>
          <table:table-cell table:style-name="ce26" table:formula="of:=COUNTIF([.K4:.K174]; &quot;release&quot;)" office:value-type="float" office:value="0" calcext:value-type="float">
            <text:p>0</text:p>
          </table:table-cell>
          <table:table-cell table:style-name="ce33" table:number-columns-repeated="1012"/>
        </table:table-row>
        <table:table-row table:style-name="ro5">
          <table:table-cell table:style-name="ce23" table:number-columns-repeated="7"/>
          <table:table-cell table:style-name="ce28"/>
          <table:table-cell table:style-name="ce23" table:number-columns-repeated="4"/>
          <table:table-cell table:style-name="ce33" table:number-columns-repeated="1012"/>
        </table:table-row>
        <table:table-row table:style-name="ro7">
          <table:table-cell table:style-name="ce24" office:value-type="string" calcext:value-type="string">
            <text:p>STT</text:p>
          </table:table-cell>
          <table:table-cell table:style-name="ce24" office:value-type="string" calcext:value-type="string">
            <text:p>PortletNo</text:p>
          </table:table-cell>
          <table:table-cell table:style-name="ce24" office:value-type="string" calcext:value-type="string">
            <text:p>Module</text:p>
          </table:table-cell>
          <table:table-cell table:style-name="ce24" office:value-type="string" calcext:value-type="string">
            <text:p>Màn hình</text:p>
          </table:table-cell>
          <table:table-cell table:style-name="ce24" office:value-type="string" calcext:value-type="string">
            <text:p>Mô tả</text:p>
          </table:table-cell>
          <table:table-cell table:style-name="ce24" office:value-type="string" calcext:value-type="string">
            <text:p>Độ ưu tiên</text:p>
          </table:table-cell>
          <table:table-cell table:style-name="ce24" office:value-type="string" calcext:value-type="string">
            <text:p>Lập trình viên</text:p>
          </table:table-cell>
          <table:table-cell table:style-name="ce29" office:value-type="string" calcext:value-type="string">
            <text:p>Ngày kế hoạch</text:p>
          </table:table-cell>
          <table:table-cell table:style-name="ce24" office:value-type="string" calcext:value-type="string">
            <text:p>Kiểm thử viên</text:p>
          </table:table-cell>
          <table:table-cell table:style-name="ce24" office:value-type="string" calcext:value-type="string">
            <text:p>Ngày Cập nhật</text:p>
          </table:table-cell>
          <table:table-cell table:style-name="ce24" office:value-type="string" calcext:value-type="string">
            <text:p>Tình trạng</text:p>
          </table:table-cell>
          <table:table-cell table:style-name="ce24" office:value-type="string" calcext:value-type="string">
            <text:p>Ghi chú</text:p>
          </table:table-cell>
          <table:table-cell table:number-columns-repeated="1012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list.png" xlink:type="simple">dictcollectionlist</text:a></text:p>
          </table:table-cell>
          <table:table-cell office:value-type="string" calcext:value-type="string">
            <text:p>Màn hình danh sách các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edit.png" xlink:type="simple">dictcollectionedit</text:a></text:p>
          </table:table-cell>
          <table:table-cell office:value-type="string" calcext:value-type="string">
            <text:p>Màn hình sửa thông ti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versionlist.png" xlink:type="simple">dictversionlist</text:a></text:p>
          </table:table-cell>
          <table:table-cell office:value-type="string" calcext:value-type="string">
            <text:p>Màn hình xem phiên bả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itemedit.png" xlink:type="simple">dictitemedit</text:a></text:p>
          </table:table-cell>
          <table:table-cell office:value-type="string" calcext:value-type="string">
            <text:p>Màn hình biên tập dữ liệu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list.png" xlink:type="simple">workingunitlist</text:a></text:p>
          </table:table-cell>
          <table:table-cell office:value-type="string" calcext:value-type="string">
            <text:p>Màn hình xem danh sách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/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planning</text:p>
          </table:table-cell>
          <table:table-cell office:value-type="string" calcext:value-type="string">
            <text:p>Chưa thấy chức năng thêm tổ chức con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overview.png" xlink:type="simple">workingunitoverview</text:a></text:p>
          </table:table-cell>
          <table:table-cell office:value-type="string" calcext:value-type="string">
            <text:p>Màn hình xem/sửa thông tin cơ bản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contact.png" xlink:type="simple">workingunitcontact</text:a></text:p>
          </table:table-cell>
          <table:table-cell office:value-type="string" calcext:value-type="string">
            <text:p>Màn hình xem/sửa thông tin liên hệ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list.png" xlink:type="simple">jobposlist</text:a></text:p>
          </table:table-cell>
          <table:table-cell office:value-type="string" calcext:value-type="string">
            <text:p>Màn hình xem danh sách chức vụ tại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overview.png" xlink:type="simple">jobposoverview</text:a></text:p>
          </table:table-cell>
          <table:table-cell office:value-type="string" calcext:value-type="string">
            <text:p>Màn hình xem/sửa thông tin cơ bản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content-validation-name="val4"/>
          <table:table-cell table:number-columns-repeated="101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permission.png" xlink:type="simple">jobpospermission</text:a></text:p>
          </table:table-cell>
          <table:table-cell office:value-type="string" calcext:value-type="string">
            <text:p>Màn hình xem/sửa thông tin phân quyền của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Chưa có màn hình</text:p>
          </table:table-cell>
          <table:table-cell table:content-validation-name="val4"/>
          <table:table-cell table:number-columns-repeated="1011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list.png" xlink:type="simple">employeelist</text:a></text:p>
          </table:table-cell>
          <table:table-cell office:value-type="string" calcext:value-type="string">
            <text:p>Màn hình xem danh sách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Thêm mới cán bộ phần chọn phần working unit – job Position chưa chọ chọn phần chức vụ khi chọn trường cơ quan đơn vị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overview</text:a></text:p>
          </table:table-cell>
          <table:table-cell office:value-type="string" calcext:value-type="string">
            <text:p>Màn hình xem/sửa thông tin cơ bản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jobpos</text:a></text:p>
          </table:table-cell>
          <table:table-cell office:value-type="string" calcext:value-type="string">
            <text:p>Màn hình xem/sửa chức vụ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account.png" xlink:type="simple">employeeaccount</text:a></text:p>
          </table:table-cell>
          <table:table-cell office:value-type="string" calcext:value-type="string">
            <text:p>Màn hình quản lý thông tin tài khoản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profile_overview</text:a></text:p>
          </table:table-cell>
          <table:table-cell office:value-type="string" calcext:value-type="string">
            <text:p>Màn hình xem profile của cán bộ (phần thông ti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profile_jobpos</text:a></text:p>
          </table:table-cell>
          <table:table-cell office:value-type="string" calcext:value-type="string">
            <text:p>Màn hình xem profile của cán bộ (phần chức vụ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Done</text:p>
          </table:table-cell>
          <table:table-cell table:number-columns-repeated="101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profile.png" xlink:type="simple">employeeprofile_account</text:a></text:p>
          </table:table-cell>
          <table:table-cell office:value-type="string" calcext:value-type="string">
            <text:p>Màn hình xem profile của cán bộ (phần tài khoả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 office:value-type="string" calcext:value-type="string">
            <text:p>Phần thay đổi mật khẩu: Khi chứ tích change password form thay đổi mật khẩu đã hiện thị </text:p>
          </table:table-cell>
          <table:table-cell table:number-columns-repeated="1012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directory.png" xlink:type="simple">workingunitdirectory</text:a></text:p>
          </table:table-cell>
          <table:table-cell office:value-type="string" calcext:value-type="string">
            <text:p>Màn hình tra cứu danh bạ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office:value-type="string" calcext:value-type="string">
            <text:p>Chưa có màn hình</text:p>
          </table:table-cell>
          <table:table-cell table:number-columns-repeated="1012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directory.png" xlink:type="simple">employeedirectory</text:a></text:p>
          </table:table-cell>
          <table:table-cell office:value-type="string" calcext:value-type="string">
            <text:p>Màn hình tra cứu danh bạ cán bộ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office:value-type="string" calcext:value-type="string">
            <text:p>Chưa có màn hình</text:p>
          </table:table-cell>
          <table:table-cell table:number-columns-repeated="1012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citizenregistration.png" xlink:type="simple">citizenregistration</text:a></text:p>
          </table:table-cell>
          <table:table-cell office:value-type="string" calcext:value-type="string">
            <text:p>Màn hình đăng kí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businessregistration.png" xlink:type="simple">businessregistration</text:a></text:p>
          </table:table-cell>
          <table:table-cell office:value-type="string" calcext:value-type="string">
            <text:p>Màn hình đăng kí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rofile.png" xlink:type="simple">citizenprofile</text:a></text:p>
          </table:table-cell>
          <table:table-cell office:value-type="string" calcext:value-type="string">
            <text:p>Màn hình xem profile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assword.png" xlink:type="simple">citizenpassword</text:a></text:p>
          </table:table-cell>
          <table:table-cell office:value-type="string" calcext:value-type="string">
            <text:p>Màn hình đổi mật khẩu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rofile.png" xlink:type="simple">businessprofile</text:a></text:p>
          </table:table-cell>
          <table:table-cell office:value-type="string" calcext:value-type="string">
            <text:p>Màn hình xem profile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contact.png" xlink:type="simple">businesscontact</text:a></text:p>
          </table:table-cell>
          <table:table-cell office:value-type="string" calcext:value-type="string">
            <text:p>Màn hình xem profile thông tin liên lạc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assword.png" xlink:type="simple">businesspassword</text:a></text:p>
          </table:table-cell>
          <table:table-cell office:value-type="string" calcext:value-type="string">
            <text:p>Màn hình đổi mật khẩu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list.png" xlink:type="simple">subaccountlist</text:a></text:p>
          </table:table-cell>
          <table:table-cell office:value-type="string" calcext:value-type="string">
            <text:p>Màn hình danh sách tài khoản nhân viên của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9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edit.png" xlink:type="simple">subaccountedit</text:a></text:p>
          </table:table-cell>
          <table:table-cell office:value-type="string" calcext:value-type="string">
            <text:p>Màn hình chi tiết tài khoản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rofile.png" xlink:type="simple">subaccountprofile</text:a></text:p>
          </table:table-cell>
          <table:table-cell office:value-type="string" calcext:value-type="string">
            <text:p>Màn hình profile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assword.png" xlink:type="simple">subaccountpassword</text:a></text:p>
          </table:table-cell>
          <table:table-cell office:value-type="string" calcext:value-type="string">
            <text:p>Màn hình đổi mật khẩu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login.png" xlink:type="simple">accmgtlogin</text:a></text:p>
          </table:table-cell>
          <table:table-cell office:value-type="string" calcext:value-type="string">
            <text:p>Màn hình đăng nhập hệ thống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changepassword.png" xlink:type="simple">accmgtpassword</text:a></text:p>
          </table:table-cell>
          <table:table-cell office:value-type="string" calcext:value-type="string">
            <text:p>Màn hình yêu cầu đổi mật khẩu lần đầu đăng nhập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list.png" xlink:type="simple">citizenlist</text:a></text:p>
          </table:table-cell>
          <table:table-cell office:value-type="string" calcext:value-type="string">
            <text:p>Màn hình danh sách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view.png" xlink:type="simple">citizenview</text:a></text:p>
          </table:table-cell>
          <table:table-cell office:value-type="string" calcext:value-type="string">
            <text:p>Màn hình chi tiết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contact.png" xlink:type="simple">citizencontact</text:a></text:p>
          </table:table-cell>
          <table:table-cell office:value-type="string" calcext:value-type="string">
            <text:p>Màn hình chi tiết thông tin liên lạc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list.png" xlink:type="simple">businesslist</text:a></text:p>
          </table:table-cell>
          <table:table-cell office:value-type="string" calcext:value-type="string">
            <text:p>Màn hình danh sách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view.png" xlink:type="simple">businessview</text:a></text:p>
          </table:table-cell>
          <table:table-cell office:value-type="string" calcext:value-type="string">
            <text:p>Màn hình chi tiết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list.png" xlink:type="simple">serviceinfolist</text:a></text:p>
          </table:table-cell>
          <table:table-cell office:value-type="string" calcext:value-type="string">
            <text:p>Màn hình quản lý danh sách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view.png" xlink:type="simple">serviceinfoview</text:a></text:p>
          </table:table-cell>
          <table:table-cell office:value-type="string" calcext:value-type="string">
            <text:p>Màn hình xem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overview.png" xlink:type="simple">serviceinfooverview</text:a></text:p>
          </table:table-cell>
          <table:table-cell office:value-type="string" calcext:value-type="string">
            <text:p>Màn hình thêm/sửa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detail.png" xlink:type="simple">serviceinfodetail</text:a></text:p>
          </table:table-cell>
          <table:table-cell office:value-type="string" calcext:value-type="string">
            <text:p>Màn hình sửa mô tả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templates.png" xlink:type="simple">serviceinfotemplates</text:a></text:p>
          </table:table-cell>
          <table:table-cell office:value-type="string" calcext:value-type="string">
            <text:p>Màn hình lựa chọn biểu mẫu của một thủ tục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list.png" xlink:type="simple">templatefilelist</text:a></text:p>
          </table:table-cell>
          <table:table-cell office:value-type="string" calcext:value-type="string">
            <text:p>Màn hình quản lý danh sách các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edit.png" xlink:type="simple">templatefileedit</text:a></text:p>
          </table:table-cell>
          <table:table-cell office:value-type="string" calcext:value-type="string">
            <text:p>Màn hình xem sử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serviceinfo.png" xlink:type="simple">templatefileserviceinfo</text:a></text:p>
          </table:table-cell>
          <table:table-cell office:value-type="string" calcext:value-type="string">
            <text:p>Màn hình lựa chọn thủ tục củ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domain.png" xlink:type="simple">servicedomain</text:a></text:p>
          </table:table-cell>
          <table:table-cell office:value-type="string" calcext:value-type="string">
            <text:p>Màn hình biên tập danh mục lĩnh vực thủ tục hoặc cấp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list.png" xlink:type="simple">serviceinfodirectorylist</text:a></text:p>
          </table:table-cell>
          <table:table-cell office:value-type="string" calcext:value-type="string">
            <text:p>Màn hình tra cứu danh bạ thủ tụ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detail.png" xlink:type="simple">serviceinfodirectorydetail</text:a></text:p>
          </table:table-cell>
          <table:table-cell office:value-type="string" calcext:value-type="string">
            <text:p>Màn hình tra cứu chi tiế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1servicemgtserviceinfodirectorymenu.png" xlink:type="simple">serviceinfodirectorymenu</text:a></text:p>
          </table:table-cell>
          <table:table-cell office:value-type="string" calcext:value-type="string">
            <text:p>Màn hình menu phân loại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1dossiermgtdossiertemplatelist.png" xlink:type="simple">dossiertemplatelist</text:a></text:p>
          </table:table-cell>
          <table:table-cell office:value-type="string" calcext:value-type="string">
            <text:p>Hình giao diện quản lý danh sách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edit.png" xlink:type="simple">dossiertemplateedit</text:a></text:p>
          </table:table-cell>
          <table:table-cell office:value-type="string" calcext:value-type="string">
            <text:p>Hình giao diện xem sửa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serviceinfo.png" xlink:type="simple">templateserviceinfo</text:a></text:p>
          </table:table-cell>
          <table:table-cell office:value-type="string" calcext:value-type="string">
            <text:p>Hình giao diện xem danh sách các thủ tục liên quan đến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list.png" xlink:type="simple">dossierpartlist</text:a></text:p>
          </table:table-cell>
          <table:table-cell office:value-type="string" calcext:value-type="string">
            <text:p>Hình giao diện cập nhật danh sách các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edit.png" xlink:type="simple">dossierpartedit</text:a></text:p>
          </table:table-cell>
          <table:table-cell office:value-type="string" calcext:value-type="string">
            <text:p>Hình giao diện cập nhật một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list.png" xlink:type="simple">serviceconfiglist</text:a></text:p>
          </table:table-cell>
          <table:table-cell office:value-type="string" calcext:value-type="string">
            <text:p>Hình giao diện quản lý danh sách cấu hình các dịch vụ công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edit.png" xlink:type="simple">serviceconfigedit</text:a></text:p>
          </table:table-cell>
          <table:table-cell office:value-type="string" calcext:value-type="string">
            <text:p>Hình giao diện cập nhật cấu hình một dịch vụ công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list.png" xlink:type="simple">frontofficedossierlist</text:a></text:p>
          </table:table-cell>
          <table:table-cell office:value-type="string" calcext:value-type="string">
            <text:p>Hình giao diện quản lý danh sách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new.png" xlink:type="simple">frontofficedossiernew</text:a></text:p>
          </table:table-cell>
          <table:table-cell office:value-type="string" calcext:value-type="string">
            <text:p>Hình giao diện tạo mớ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info.png" xlink:type="simple">frontofficedossierinfo</text:a></text:p>
          </table:table-cell>
          <table:table-cell office:value-type="string" calcext:value-type="string">
            <text:p>Hình giao diện sửa đổi thông ti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part.png" xlink:type="simple">frontofficedossierpart</text:a></text:p>
          </table:table-cell>
          <table:table-cell office:value-type="string" calcext:value-type="string">
            <text:p>Hình giao diện chuẩn bị giấy tờ trong thành phầ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.png" xlink:type="simple">frontofficedossierfile</text:a></text:p>
          </table:table-cell>
          <table:table-cell office:value-type="string" calcext:value-type="string">
            <text:p>Hình giao diện tải và nạp giấy tờ trong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result.png" xlink:type="simple">frontofficedossierresult</text:a></text:p>
          </table:table-cell>
          <table:table-cell office:value-type="string" calcext:value-type="string">
            <text:p>Hình giao diện xem kết quả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history.png" xlink:type="simple">frontofficedossierhistory</text:a></text:p>
          </table:table-cell>
          <table:table-cell office:value-type="string" calcext:value-type="string">
            <text:p>Hình giao diện xem lịch sử giao dịch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action.png" xlink:type="simple">frontofficedossieraction</text:a></text:p>
          </table:table-cell>
          <table:table-cell office:value-type="string" calcext:value-type="string">
            <text:p>Hình giao diện các thao tác trê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list.png" xlink:type="simple">frontofficedossierfilelist</text:a></text:p>
          </table:table-cell>
          <table:table-cell office:value-type="string" calcext:value-type="string">
            <text:p>Hình giao diện tra cứu giấy tờ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7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4dossiermgtdossiermenu.png" xlink:type="simple">dossiermenu</text:a></text:p>
          </table:table-cell>
          <table:table-cell office:value-type="string" calcext:value-type="string">
            <text:p>Hình menu trạng thá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 table:number-rows-repeated="104850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Status" table:target-range-address="screen.M9:screen.M13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4:41:25.02941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3-30T15:53:09.674208225</dc:date>
    <meta:editing-duration>PT3H26M22S</meta:editing-duration>
    <meta:editing-cycles>66</meta:editing-cycles>
    <meta:generator>LibreOffice/5.0.5.2$Linux_X86_64 LibreOffice_project/00$Build-2</meta:generator>
    <meta:document-statistic meta:table-count="3" meta:cell-count="802" meta:object-count="0"/>
  </office:meta>
</office:document-meta>
</file>